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51pt double #000000" style:border-line-width="0.0035in 0.002in 0.002in"/>
    </style:style>
    <style:style style:name="ce3" style:family="table-cell" style:parent-style-name="Default">
      <style:table-cell-properties fo:border="0.51pt double #000000" style:border-line-width="0.0035in 0.002in 0.002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TSPi STRATEGY FORM: FORM STRAT</text:p>
          </table:table-cell>
          <table:covered-table-cell table:number-columns-repeated="2" table:style-name="Default"/>
          <table:table-cell table:style-name="Default" table:number-columns-repeated="5"/>
        </table:table-row>
        <table:table-row table:style-name="ro1">
          <table:table-cell table:style-name="Default" office:value-type="string" calcext:value-type="string" table:number-columns-spanned="4" table:number-rows-spanned="1">
            <text:p>Name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Date: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 table:number-columns-spanned="4" table:number-rows-spanned="1">
            <text:p>Team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Instructor: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 table:number-columns-spanned="4" table:number-rows-spanned="1">
            <text:p>Part/Level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Cycle: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Cycle LOC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Cycle Hours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uncti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 table:number-rows-repeated="1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5:58:34.704474930</meta:creation-date>
    <dc:date>2015-02-17T06:03:25.634326494</dc:date>
    <meta:editing-duration>P0D</meta:editing-duration>
    <meta:editing-cycles>1</meta:editing-cycles>
    <meta:document-statistic meta:table-count="1" meta:cell-count="17" meta:object-count="0"/>
    <meta:generator>LibreOffice/4.2.7.2$Linux_x86 LibreOffice_project/420m0$Build-2</meta:generator>
  </office:meta>
</office:document-meta>
</file>